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Verdana" fo:font-size="10pt" style:font-size-asian="10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weight-complex="bold"/>
    </style:style>
    <style:style style:name="P9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10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11" style:family="paragraph" style:parent-style-name="Standard">
      <style:text-properties style:font-name="Verdana" fo:font-size="10pt" fo:font-weight="normal" style:font-size-asian="10pt" style:font-weight-asian="normal" style:font-weight-complex="normal"/>
    </style:style>
    <style:style style:name="P12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3" style:family="paragraph" style:parent-style-name="Standard">
      <style:text-properties fo:font-size="10pt" style:font-size-asian="10pt" style:font-weight-complex="normal"/>
    </style:style>
    <style:style style:name="P14" style:family="paragraph" style:parent-style-name="Heading_20_1">
      <style:text-properties fo:color="#000000" style:font-name-complex="Arial" style:font-size-complex="12pt"/>
    </style:style>
    <style:style style:name="P15" style:family="paragraph" style:parent-style-name="Heading_20_4">
      <style:text-properties style:font-name="Verdana" fo:font-size="10pt" style:font-size-asian="10pt"/>
    </style:style>
    <style:style style:name="P16" style:family="paragraph" style:parent-style-name="Heading_20_4">
      <style:text-properties style:font-name="Verdana" fo:font-size="10pt" fo:font-weight="bold" style:font-size-asian="10pt" style:font-weight-asian="bold" style:font-name-complex="Arial" style:font-weight-complex="bold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8pt" fo:font-weight="bold" style:font-size-asian="8pt" style:font-weight-asian="bold"/>
    </style:style>
    <style:style style:name="P19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0" style:family="paragraph" style:parent-style-name="Standard" style:list-style-name="L1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22" style:family="paragraph" style:parent-style-name="Standard">
      <style:text-properties style:font-name="Verdana" fo:font-size="10pt" fo:font-weight="bold" style:font-size-asian="10pt" style:font-weight-asian="bold" style:font-weight-complex="bold"/>
    </style:style>
    <style:style style:name="P23" style:family="paragraph" style:parent-style-name="Standard">
      <style:text-properties style:font-name="Verdana" fo:font-size="10pt" fo:language="es" fo:country="ES" fo:font-weight="bold" officeooo:paragraph-rsid="00083d6e" style:font-size-asian="10pt" style:font-weight-asian="bold" style:font-name-complex="Arial"/>
    </style:style>
    <style:style style:name="P24" style:family="paragraph" style:parent-style-name="Standard" style:list-style-name="L2">
      <style:text-properties officeooo:paragraph-rsid="00083d6e"/>
    </style:style>
    <style:style style:name="P25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text-properties fo:color="#000000" style:font-name="Verdana" fo:font-size="10pt" fo:font-weight="normal" officeooo:paragraph-rsid="00083d6e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text-properties style:font-name="Verdana" fo:font-size="10pt" officeooo:paragraph-rsid="00083d6e" style:font-size-asian="10pt" style:font-size-complex="10pt"/>
    </style:style>
    <style:style style:name="P28" style:family="paragraph" style:parent-style-name="Standard">
      <style:text-properties style:font-name="Verdana" fo:font-size="10pt" style:font-size-asian="10pt" style:font-name-complex="Arial"/>
    </style:style>
    <style:style style:name="P29" style:family="paragraph" style:parent-style-name="Preformatted_20_Text">
      <style:text-properties style:font-name="Verdana"/>
    </style:style>
    <style:style style:name="P30" style:family="paragraph" style:parent-style-name="Preformatted_20_Text">
      <style:text-properties style:font-name="Verdana" fo:font-size="10pt" style:font-size-asian="10pt" style:font-name-complex="Arial"/>
    </style:style>
    <style:style style:name="P31" style:family="paragraph" style:parent-style-name="Preformatted_20_Text">
      <style:paragraph-properties fo:margin-top="0cm" fo:margin-bottom="0.499cm"/>
      <style:text-properties style:font-name="Verdana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font-name="Verdana"/>
    </style:style>
    <style:style style:name="T5" style:family="text"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T6" style:family="text">
      <style:text-properties style:font-name="Verdana" fo:font-size="10pt" fo:font-weight="bold" officeooo:rsid="00083d6e" style:font-size-asian="10pt" style:font-weight-asian="bold" style:font-weight-complex="bold"/>
    </style:style>
    <style:style style:name="T7" style:family="text">
      <style:text-properties style:font-name="Verdana" fo:font-size="10pt" fo:font-weight="normal" officeooo:rsid="00083d6e" style:font-size-asian="10pt" style:font-weight-asian="normal" style:font-weight-complex="normal"/>
    </style:style>
    <style:style style:name="T8" style:family="text">
      <style:text-properties style:font-weight-complex="normal"/>
    </style:style>
    <style:style style:name="T9" style:family="text">
      <style:text-properties officeooo:rsid="00083d6e"/>
    </style:style>
    <style:style style:name="T10" style:family="text">
      <style:text-properties fo:font-size="10pt"/>
    </style:style>
    <style:style style:name="T11" style:family="text">
      <style:text-properties fo:font-size="10pt" officeooo:rsid="00083d6e"/>
    </style:style>
    <style:style style:name="T12" style:family="text">
      <style:text-properties style:font-size-asian="10pt"/>
    </style:style>
    <style:style style:name="T13" style:family="text">
      <style:text-properties fo:font-weight="normal"/>
    </style:style>
    <style:style style:name="T14" style:family="text">
      <style:text-properties fo:language="es" fo:country="ES"/>
    </style:style>
    <style:style style:name="T15" style:family="text">
      <style:text-properties style:font-weight-asian="normal"/>
    </style:style>
    <style:style style:name="T16" style:family="text">
      <style:text-properties style:font-name-complex="Arial"/>
    </style:style>
    <style:style style:name="T17" style:family="text">
      <style:text-properties style:font-name="Verdana"/>
    </style:style>
    <style:style style:name="T18" style:family="text">
      <style:text-properties style:font-name="Verdana" fo:font-size="10pt" style:font-size-asian="10pt" style:font-size-complex="10pt"/>
    </style:style>
    <style:style style:name="T19" style:family="text">
      <style:text-properties style:font-name="Verdana" officeooo:rsid="00083d6e"/>
    </style:style>
    <style:style style:name="T20" style:family="text">
      <style:text-properties style:font-size-complex="10pt"/>
    </style:style>
    <style:style style:name="T21" style:family="text">
      <style:text-properties officeooo:rsid="00083d6e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OLE_LINK7"/></text:p>
      <text:p text:style-name="P14">Linux Professional Institute Certificate 1 (LPIC-1). Examen 101</text:p>
      <text:p text:style-name="P3"/>
      <text:p text:style-name="P1">Objectius</text:p>
      <text:p text:style-name="P1"/>
      <text:p text:style-name="P10">Els objectius del curs són els oficials del certificat LPIC-1:</text:p>
      <text:p text:style-name="P10"/>
      <text:list xml:id="list233812232" text:style-name="L1">
        <text:list-item>
          <text:p text:style-name="P20">Ser capaç de treballar amb la línia de comandes</text:p>
        </text:list-item>
        <text:list-item>
          <text:p text:style-name="P20">Realitzar tasques senzilles de manteniment com ajudar usuaris, manteniment d'usuaris, realització de còpies de seguretat i restauracions, parada i arrancada del sistema.</text:p>
        </text:list-item>
        <text:list-item>
          <text:p text:style-name="P20">Instal·lació i configuració d'un equip de treball i de la seva connectivitat a la xarxa.</text:p>
          <text:p text:style-name="P20"/>
        </text:list-item>
      </text:list>
      <text:p text:style-name="P16">Continguts</text:p>
      <text:p text:style-name="P2"/>
      <text:p text:style-name="P17">101.Arquitectura del sistema</text:p>
      <text:p text:style-name="P10"><text:tab/><text:tab/>101.1. Definir i configurar els paràmetres del maquinari.</text:p>
      <text:p text:style-name="P10"><text:tab/><text:tab/>101.2. Arrancada del sistema. Els candidats han de ser capaços de guiar el </text:p>
      <text:p text:style-name="P10"><text:tab/><text:tab/>sistema a través del procés de carrega. </text:p>
      <text:p text:style-name="P10"><text:tab/><text:tab/>101.3 Canviar el nivell d'execució i aturar o tornar a iniciar el sistema.</text:p>
      <text:p text:style-name="P10"/>
      <text:p text:style-name="P10"><text:tab/>102 Instal·lació de Linux i gestió de paquets</text:p>
      <text:p text:style-name="P10"><text:tab/><text:tab/>102.1. Dissenyar l'esquema de particions d'un disc.</text:p>
      <text:p text:style-name="P10"><text:tab/><text:tab/>102.2. Instal·lar un gestor d'arrancada.</text:p>
      <text:p text:style-name="P10"><text:tab/><text:tab/>102.3 Gestionar les llibreries compartides.</text:p>
      <text:p text:style-name="P10"><text:tab/><text:tab/>102.4 Ús del gestor de paquets de Debian.</text:p>
      <text:p text:style-name="P10"><text:tab/><text:tab/>102.5. Ús de RPM i del gestor de paquets YUM.</text:p>
      <text:p text:style-name="P10"/>
      <text:p text:style-name="P10"><text:tab/>103 Comandes Unix i GNU</text:p>
      <text:p text:style-name="P10"><text:tab/><text:tab/>103.1. Treball a la línia d'ordres.</text:p>
      <text:p text:style-name="P10"><text:tab/><text:tab/>103.2. Processar fluxos de text utilitzant filtres.</text:p>
      <text:p text:style-name="P10"><text:tab/><text:tab/>103.3 Realitzar tasques bàsiques de gestió de fitxers.</text:p>
      <text:p text:style-name="P10"><text:tab/><text:tab/>103.4. Utilitzar fluxos, canonades i redireccions.</text:p>
      <text:p text:style-name="P10"><text:tab/><text:tab/>103.5. Crear, monitoritzar i matar processos.</text:p>
      <text:p text:style-name="P10"><text:tab/><text:tab/>103.6.Modificar les prioritats d'execució dels processos.</text:p>
      <text:p text:style-name="P10"><text:tab/><text:tab/>103.7. Buscar fitxers de text utilitzant expressions regulars.</text:p>
      <text:p text:style-name="P10"><text:tab/><text:tab/>103.8. Realitzar tasques bàsiques d'edició de fitxers amb vi.</text:p>
      <text:p text:style-name="P10"/>
      <text:p text:style-name="P10"><text:tab/>104. Dispositius, Sistemes de fitxers Linux i Filesystem Hierarchy Standard (FHS)</text:p>
      <text:p text:style-name="P10"><text:tab/><text:tab/>104.1. Crear particions i sistemes de fitxers.</text:p>
      <text:p text:style-name="P10"><text:tab/><text:tab/>104.2. Mantenir la integritat dels sistemes de fitxers.</text:p>
      <text:p text:style-name="P10"><text:tab/><text:tab/>104.3. Controlar el muntatge i desmuntatge d'un sistema de fitxers.</text:p>
      <text:p text:style-name="P10"><text:tab/><text:tab/>104.4. Gestió de quotes de disc.</text:p>
      <text:p text:style-name="P10"><text:tab/><text:tab/>104.5. Gestionar els permisos i la propietat dels fitxers.</text:p>
      <text:p text:style-name="P10"><text:tab/><text:tab/>104.6. Crear i modificar enllaços durs i simbòlics.</text:p>
      <text:p text:style-name="P10"><text:tab/><text:tab/>104.7. Trobar fitxers del sistema i col·locar fitxers en la localització <text:tab/><text:tab/><text:tab/>correcta.</text:p>
      <text:p text:style-name="P13"/>
      <text:p text:style-name="P15">Destinataris</text:p>
      <text:p text:style-name="P6"/>
      <text:p text:style-name="P6">Professorat de cicles formatius de la família d'informàtica interessats en obtenir el certificat LPIC-1 o que vulguin formar als seus alumnes en sistemes Linux utilitzant un temari oficial. En aquest curs es prepararà als assistents per a la primera part de la certificació LPIC-1 (examen 101).</text:p>
      <text:p text:style-name="P7"/>
      <text:p text:style-name="P7"/>
      <text:p text:style-name="P7"/>
      <text:p text:style-name="P8"><text:soft-page-break/>Hores del curs <text:span text:style-name="T9">i modalitat semipresencial</text:span></text:p>
      <text:p text:style-name="P8"/>
      <text:p text:style-name="P11">El curs té un total de <text:span text:style-name="T9">50</text:span> hores, distribuïdes de la següent manera:</text:p>
      <text:p text:style-name="P8"/>
      <text:list xml:id="list1057105297" text:style-name="L2">
        <text:list-item>
          <text:p text:style-name="P24"><text:span text:style-name="T6">30 hores </text:span><text:span text:style-name="T7">en 10 hores de sessions presencials</text:span></text:p>
        </text:list-item>
        <text:list-item>
          <text:p text:style-name="P24"><text:span text:style-name="T6">20 hores</text:span><text:span text:style-name="T7"> de treball no presencials</text:span></text:p>
        </text:list-item>
      </text:list>
      <text:p text:style-name="P7"/>
      <text:p text:style-name="P7"><text:bookmark-end text:name="OLE_LINK7"/>Dates i horari</text:p>
      <text:p text:style-name="P28"/>
      <text:p text:style-name="P30">23 de març de 17h a 20h</text:p>
      <text:p text:style-name="P29">30 de març de 17h a 20h</text:p>
      <text:p text:style-name="P29">6 d'abril de 17h a 20h</text:p>
      <text:p text:style-name="P29">13 d'abril de 17h a 20h</text:p>
      <text:p text:style-name="P29">27 d'abril de 17h a 20h</text:p>
      <text:p text:style-name="P29">4 de maig de 17h a 20h</text:p>
      <text:p text:style-name="P29">11 de maig de 17h a 20h</text:p>
      <text:p text:style-name="P29">18 de maig de 17h a 20h</text:p>
      <text:p text:style-name="P29">25 de maig de 17h a 20h</text:p>
      <text:p text:style-name="P31">1 de juny de 17h a 20h</text:p>
      <text:p text:style-name="P7">Metodologia </text:p>
      <text:p text:style-name="P12"/>
      <text:p text:style-name="P12"/>
      <text:p text:style-name="P4">Els assistents aniran seguint amb l'ajuda del professor els materials del curs els quals estan adaptats a la certificació LPI-1. Es combinen els continguts teòrics amb exercicis pràctics. El professorat que assisteixi al curs haurà de realitzar una sèrie d'exercicis pràctics relacionats amb el temari oficial LPI.</text:p>
      <text:p text:style-name="P4"/>
      <text:p text:style-name="P26">Per a qualsevol d'aquestes modalitats s'utilitzaran <text:span text:style-name="T9">com a eines de suport </text:span>les plataformes Moodle <text:span text:style-name="T9">(http://acacha.org/moodle)</text:span> i Mediawiki <text:span text:style-name="T9">(http://acacha.org/mediawiki)</text:span>.</text:p>
      <text:p text:style-name="P4"/>
      <text:p text:style-name="P5">Avaluació</text:p>
      <text:p text:style-name="P7"/>
      <text:p text:style-name="P4">L'avaluació dels assistents es farà en funció d'activitats presencials <text:span text:style-name="T9">i de les tasques no presencials així com </text:span>l'assistència al curs.</text:p>
      <text:p text:style-name="P4"/>
      <text:p text:style-name="P5">Coneixements previs </text:p>
      <text:p text:style-name="P5"/>
      <text:p text:style-name="P4">És recomana, <text:span text:style-name="T9">tot i que no és imprescindible si es tenen ganes d'aprednre,</text:span> <text:s/>tenir uns coneixements previs bàsics sobre <text:span text:style-name="T2">sistemes operatius GNU/Linux.</text:span></text:p>
      <text:p text:style-name="P7"/>
      <text:p text:style-name="P6"><text:span text:style-name="T3">Lloc </text:span><text:span text:style-name="T1"><text:s/></text:span></text:p>
      <text:p text:style-name="P9"/>
      <text:p text:style-name="P27">Aula 20.4, a la planta 2 de l'Institut de l'Ebre, <text:span text:style-name="T9">Av. Cristòfol Colom, 34-42</text:span></text:p>
      <text:p text:style-name="Text_20_body"><text:span text:style-name="T18">43500 Tortosa(Tarragona), Tel. 977500949 Fax 977503064, </text:span>email: <text:a xlink:type="simple" xlink:href="mailto:e3004441@centres.xtec.es"><text:span text:style-name="T18">iesebre@iesebre.com</text:span></text:a></text:p>
      <text:p text:style-name="P23"/>
      <text:p text:style-name="P7">Professors <text:s/></text:p>
      <text:p text:style-name="P7"/>
      <text:p text:style-name="P10">Sergi Tur Badenas</text:p>
      <text:p text:style-name="P10"/>
      <text:p text:style-name="P7"/>
      <text:p text:style-name="P12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2) Jordi Campos Miralles i Ramón Navarro Bosch han proposat el </dc:title>
    <meta:initial-creator>UPCnet</meta:initial-creator>
    <meta:creation-date>2005-10-05T14:52:00</meta:creation-date>
    <dc:date>2011-02-16T05:31:37</dc:date>
    <dc:language>ca-ES</dc:language>
    <meta:editing-cycles>64</meta:editing-cycles>
    <meta:editing-duration>PT06H14M56S</meta:editing-duration>
    <meta:document-statistic meta:table-count="0" meta:image-count="0" meta:object-count="0" meta:page-count="2" meta:paragraph-count="64" meta:word-count="578" meta:character-count="3684"/>
    <dc:creator>Sergi Badenas</dc:creator>
    <meta:user-defined meta:name="Info 1"/>
    <meta:user-defined meta:name="Info 2"/>
    <meta:user-defined meta:name="Info 3"/>
    <meta:user-defined meta:name="Info 4"/>
  </office:meta>
</office:document-meta>
</file>